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rrado</text:p>
      <text:p text:style-name="P1"/>
      <text:p text:style-name="P2">Seleccionamos item a eliminar</text:p>
      <text:p text:style-name="P2">La eliminamos de sqlite</text:p>
      <text:p text:style-name="P2">La eliminamos de Firebase</text:p>
      <text:p text:style-name="P2">Actualizamos</text:p>
      <text:p text:style-name="P2">{</text:p>
      <text:p text:style-name="P2"><text:tab/>Cargamos en notas los valores de sqlite</text:p>
      <text:p text:style-name="P2"><text:tab/>Actualizamos Adatador{</text:p>
      <text:p text:style-name="P2"><text:tab/><text:tab/>Cargamos las notas</text:p>
      <text:p text:style-name="P2"><text:tab/><text:tab/>Actualizamos el ListView</text:p>
      <text:p text:style-name="P2"><text:tab/>}</text:p>
      <text:p text:style-name="P2">}</text:p>
      <text:p text:style-name="P2"/>
      <text:p text:style-name="P1">Cerrar Sesion</text:p>
      <text:p text:style-name="P2"/>
      <text:p text:style-name="P2">Iniciamos la EmailAuthentification activity, pasandole el valor SALIR en el intent</text:p>
      <text:p text:style-name="P2">En EmailAuthentication si existe un bundle, seteamos el valor USER_ID del LocalData a "salir", para indicarle a ListFragment que inicie EmailAuthetication</text:p>
      <text:p text:style-name="P2">Este seteo de parametros no funciona si lo hacemos desde la funcion, onOptionsItemSelected(MenuItem item)</text:p>
      <text:p text:style-name="P2"/>
      <text:p text:style-name="P2">Todo esto lo hacemos por si el cliente en vez de enviar su email , decide cerra a mano la aplicacion y volverla a abrir. Si lo hace y no hacemos esto se volveran a cargar sus notas , no estaria en sesion cerrada.</text:p>
      <text:p text:style-name="P2"/>
      <text:p text:style-name="P1">Guardar</text:p>
      <text:p text:style-name="P2"/>
      <text:p text:style-name="P2">Si es nuevo y firebase tiene datos del usuario, los descarg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9M24S</meta:editing-duration>
    <meta:editing-cycles>4</meta:editing-cycles>
    <meta:generator>OpenOffice/4.1.7$Win32 OpenOffice.org_project/417m1$Build-9800</meta:generator>
    <dc:date>2020-05-21T10:34:54.10</dc:date>
    <meta:document-statistic meta:table-count="0" meta:image-count="0" meta:object-count="0" meta:page-count="1" meta:paragraph-count="19" meta:word-count="136" meta:character-count="844"/>
    <meta:user-defined meta:name="Info 1"/>
    <meta:user-defined meta:name="Info 2"/>
    <meta:user-defined meta:name="Info 3"/>
    <meta:user-defined meta:name="Info 4"/>
  </office:meta>
</office:document-meta>
</file>